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718872" officeooo:paragraph-rsid="05718872"/>
    </style:style>
    <style:style style:name="P5" style:family="paragraph" style:parent-style-name="Text_20_body">
      <style:text-properties officeooo:rsid="04eb2fb1" officeooo:paragraph-rsid="04eb2fb1"/>
    </style:style>
    <style:style style:name="P6" style:family="paragraph" style:parent-style-name="Text_20_body">
      <style:text-properties officeooo:rsid="0516726b" officeooo:paragraph-rsid="0594c1d1"/>
    </style:style>
    <style:style style:name="P7" style:family="paragraph" style:parent-style-name="Text_20_body">
      <style:text-properties officeooo:rsid="051857fb" officeooo:paragraph-rsid="0594c1d1"/>
    </style:style>
    <style:style style:name="P8" style:family="paragraph" style:parent-style-name="Heading_20_2">
      <style:paragraph-properties fo:line-height="100%"/>
      <style:text-properties officeooo:rsid="04d67b69" officeooo:paragraph-rsid="04ea4747"/>
    </style:style>
    <style:style style:name="P9" style:family="paragraph" style:parent-style-name="Heading_20_2">
      <style:text-properties officeooo:paragraph-rsid="056043cc"/>
    </style:style>
    <style:style style:name="P10" style:family="paragraph" style:parent-style-name="Heading_20_2">
      <style:text-properties officeooo:rsid="052ad1a0" officeooo:paragraph-rsid="05707a8f"/>
    </style:style>
    <style:style style:name="P11" style:family="paragraph" style:parent-style-name="Heading_20_2">
      <style:text-properties officeooo:rsid="052ad1a0" officeooo:paragraph-rsid="05718872"/>
    </style:style>
    <style:style style:name="P12" style:family="paragraph" style:parent-style-name="Heading_20_2">
      <style:text-properties officeooo:paragraph-rsid="0594c1d1"/>
    </style:style>
    <style:style style:name="P13" style:family="paragraph" style:parent-style-name="Text_20_body">
      <style:paragraph-properties fo:margin-top="0in" fo:margin-bottom="0.0181in" loext:contextual-spacing="false"/>
      <style:text-properties officeooo:rsid="05707a8f" officeooo:paragraph-rsid="05707a8f"/>
    </style:style>
    <style:style style:name="P14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58423e5"/>
    </style:style>
    <style:style style:name="P15" style:family="paragraph" style:parent-style-name="Text_20_body">
      <style:paragraph-properties fo:text-align="end" style:justify-single-word="false" style:writing-mode="rl-tb"/>
      <style:text-properties officeooo:paragraph-rsid="058423e5"/>
    </style:style>
    <style:style style:name="P16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94c1d1"/>
    </style:style>
    <style:style style:name="P17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94c1d1" style:font-style-asian="italic" style:font-style-complex="italic"/>
    </style:style>
    <style:style style:name="P18" style:family="paragraph" style:parent-style-name="Text_20_body">
      <style:text-properties officeooo:rsid="058d1665" officeooo:paragraph-rsid="058d1665"/>
    </style:style>
    <style:style style:name="P19" style:family="paragraph" style:parent-style-name="Text_20_body" style:list-style-name="L4">
      <style:text-properties officeooo:paragraph-rsid="058d1665"/>
    </style:style>
    <style:style style:name="P20" style:family="paragraph" style:parent-style-name="Text_20_body" style:list-style-name="L4">
      <style:text-properties officeooo:paragraph-rsid="059e71f1"/>
    </style:style>
    <style:style style:name="P21" style:family="paragraph" style:parent-style-name="Text_20_body">
      <style:text-properties officeooo:rsid="04c11b0a" officeooo:paragraph-rsid="056043cc"/>
    </style:style>
    <style:style style:name="P22" style:family="paragraph" style:parent-style-name="Text_20_body" style:list-style-name="L4">
      <style:text-properties officeooo:rsid="04c11b0a" officeooo:paragraph-rsid="059e71f1"/>
    </style:style>
    <style:style style:name="P23" style:family="paragraph" style:parent-style-name="Text_20_body">
      <style:text-properties officeooo:paragraph-rsid="05718872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officeooo:rsid="05707a8f" officeooo:paragraph-rsid="05707a8f"/>
    </style:style>
    <style:style style:name="P25" style:family="paragraph" style:parent-style-name="Text_20_body" style:list-style-name="L1">
      <style:paragraph-properties fo:margin-top="0in" fo:margin-bottom="0.0181in" loext:contextual-spacing="false"/>
      <style:text-properties officeooo:rsid="05707a8f" officeooo:paragraph-rsid="05707a8f"/>
    </style:style>
    <style:style style:name="P26" style:family="paragraph" style:parent-style-name="Text_20_body">
      <style:paragraph-properties fo:margin-top="0in" fo:margin-bottom="0.0181in" loext:contextual-spacing="false"/>
      <style:text-properties officeooo:rsid="05707a8f" officeooo:paragraph-rsid="05707a8f"/>
    </style:style>
    <style:style style:name="P27" style:family="paragraph" style:parent-style-name="Text_20_body" style:list-style-name="L5">
      <style:paragraph-properties fo:margin-top="0in" fo:margin-bottom="0.0181in" loext:contextual-spacing="false"/>
      <style:text-properties officeooo:paragraph-rsid="059e71f1"/>
    </style:style>
    <style:style style:name="P28" style:family="paragraph" style:parent-style-name="Text_20_body">
      <style:paragraph-properties fo:margin-top="0in" fo:margin-bottom="0.0181in" loext:contextual-spacing="false" fo:text-align="start" style:justify-single-word="false" style:writing-mode="lr-tb"/>
      <style:text-properties style:font-name="Courier New" fo:font-size="10pt" officeooo:paragraph-rsid="058423e5" style:font-size-asian="10pt" style:font-name-complex="Courier New1" style:font-size-complex="10pt"/>
    </style:style>
    <style:style style:name="P29" style:family="paragraph" style:parent-style-name="Text_20_body" style:list-style-name="WWNum2">
      <style:paragraph-properties fo:margin-top="0in" fo:margin-bottom="0.0181in" loext:contextual-spacing="false" fo:text-align="end" style:justify-single-word="false" style:writing-mode="rl-tb"/>
      <style:text-properties fo:font-weight="normal" officeooo:paragraph-rsid="058423e5" style:font-weight-asian="normal" style:font-weight-complex="normal"/>
    </style:style>
    <style:style style:name="P30" style:family="paragraph" style:parent-style-name="Text_20_body">
      <style:paragraph-properties fo:text-align="start" style:justify-single-word="false" style:writing-mode="lr-tb"/>
      <style:text-properties style:font-name="Courier New" fo:font-size="10pt" officeooo:paragraph-rsid="058423e5" style:font-size-asian="10pt" style:font-size-complex="10pt"/>
    </style:style>
    <style:style style:name="P31" style:family="paragraph" style:parent-style-name="Text_20_body">
      <style:paragraph-properties fo:text-align="start" style:justify-single-word="false" style:writing-mode="lr-tb"/>
      <style:text-properties style:font-name="Courier New" officeooo:paragraph-rsid="058423e5"/>
    </style:style>
    <style:style style:name="P32" style:family="paragraph" style:parent-style-name="Text_20_body">
      <style:paragraph-properties fo:text-align="end" style:justify-single-word="false" style:writing-mode="rl-tb"/>
      <style:text-properties officeooo:paragraph-rsid="0594c1d1"/>
    </style:style>
    <style:style style:name="P33" style:family="paragraph" style:parent-style-name="Text_20_body" style:list-style-name="L4">
      <style:paragraph-properties fo:text-align="end" style:justify-single-word="false" style:writing-mode="rl-tb"/>
      <style:text-properties officeooo:paragraph-rsid="059e71f1"/>
    </style:style>
    <style:style style:name="P34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4c14fe6"/>
    </style:style>
    <style:style style:name="T2" style:family="text">
      <style:text-properties fo:font-size="8pt" officeooo:rsid="04e7f806" style:font-size-asian="8pt" style:font-size-complex="8pt"/>
    </style:style>
    <style:style style:name="T3" style:family="text">
      <style:text-properties fo:font-size="8pt" officeooo:rsid="058d1665" style:font-size-asian="8pt" style:font-size-complex="8pt"/>
    </style:style>
    <style:style style:name="T4" style:family="text">
      <style:text-properties fo:font-size="8pt" officeooo:rsid="05139ee2" style:font-size-asian="8pt" style:font-size-complex="8pt"/>
    </style:style>
    <style:style style:name="T5" style:family="text">
      <style:text-properties officeooo:rsid="04c9dba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58bcf38" style:font-weight-asian="bold" style:font-weight-complex="bold"/>
    </style:style>
    <style:style style:name="T8" style:family="text">
      <style:text-properties fo:font-weight="bold" officeooo:rsid="059e71f1" style:font-weight-asian="bold" style:font-weight-complex="bold"/>
    </style:style>
    <style:style style:name="T9" style:family="text">
      <style:text-properties fo:font-weight="bold" officeooo:rsid="05718872" style:font-weight-asian="bold" style:font-weight-complex="bold"/>
    </style:style>
    <style:style style:name="T10" style:family="text">
      <style:text-properties officeooo:rsid="04e7f806"/>
    </style:style>
    <style:style style:name="T11" style:family="text">
      <style:text-properties officeooo:rsid="04ecb87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4f30b09" style:font-weight-asian="normal" style:font-weight-complex="normal"/>
    </style:style>
    <style:style style:name="T14" style:family="text">
      <style:text-properties fo:font-weight="normal" officeooo:rsid="0584e540" style:font-weight-asian="normal" style:font-weight-complex="normal"/>
    </style:style>
    <style:style style:name="T15" style:family="text">
      <style:text-properties fo:font-weight="normal" officeooo:rsid="05718872" style:font-weight-asian="normal" style:font-weight-complex="normal"/>
    </style:style>
    <style:style style:name="T16" style:family="text">
      <style:text-properties fo:font-weight="normal" officeooo:rsid="059e71f1" style:font-weight-asian="normal" style:font-weight-complex="normal"/>
    </style:style>
    <style:style style:name="T17" style:family="text">
      <style:text-properties fo:font-weight="normal" officeooo:rsid="05a025ec" style:font-weight-asian="normal" style:font-weight-complex="normal"/>
    </style:style>
    <style:style style:name="T18" style:family="text">
      <style:text-properties officeooo:rsid="0504e67b"/>
    </style:style>
    <style:style style:name="T19" style:family="text">
      <style:text-properties officeooo:rsid="0505c38a"/>
    </style:style>
    <style:style style:name="T20" style:family="text">
      <style:text-properties officeooo:rsid="050ce1d0"/>
    </style:style>
    <style:style style:name="T21" style:family="text">
      <style:text-properties officeooo:rsid="05226f8d"/>
    </style:style>
    <style:style style:name="T22" style:family="text">
      <style:text-properties officeooo:rsid="056dcf64"/>
    </style:style>
    <style:style style:name="T23" style:family="text">
      <style:text-properties officeooo:rsid="05707a8f"/>
    </style:style>
    <style:style style:name="T24" style:family="text">
      <style:text-properties officeooo:rsid="0571c66a"/>
    </style:style>
    <style:style style:name="T25" style:family="text">
      <style:text-properties officeooo:rsid="0572908e"/>
    </style:style>
    <style:style style:name="T26" style:family="text">
      <style:text-properties officeooo:rsid="0572f345"/>
    </style:style>
    <style:style style:name="T27" style:family="text">
      <style:text-properties officeooo:rsid="05747c27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51fec76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officeooo:rsid="057f17d3"/>
    </style:style>
    <style:style style:name="T32" style:family="text">
      <style:text-properties style:font-name="Courier New" fo:font-size="12pt" fo:font-weight="bold" officeooo:rsid="059e71f1" style:font-size-asian="12pt" style:font-weight-asian="bold" style:font-size-complex="12pt" style:font-weight-complex="bold"/>
    </style:style>
    <style:style style:name="T33" style:family="text">
      <style:text-properties style:font-name="Courier New" fo:font-size="12pt" officeooo:rsid="059e71f1" style:font-size-asian="12pt" style:font-size-complex="12pt"/>
    </style:style>
    <style:style style:name="T34" style:family="text">
      <style:text-properties officeooo:rsid="058423e5"/>
    </style:style>
    <style:style style:name="T35" style:family="text">
      <style:text-properties officeooo:rsid="058a20eb"/>
    </style:style>
    <style:style style:name="T36" style:family="text">
      <style:text-properties officeooo:rsid="058bcf38"/>
    </style:style>
    <style:style style:name="T37" style:family="text">
      <style:text-properties officeooo:rsid="058d1665"/>
    </style:style>
    <style:style style:name="T38" style:family="text">
      <style:text-properties officeooo:rsid="04ed7cbc"/>
    </style:style>
    <style:style style:name="T39" style:family="text">
      <style:text-properties officeooo:rsid="059074ea"/>
    </style:style>
    <style:style style:name="T40" style:family="text">
      <style:text-properties fo:font-size="12pt" officeooo:rsid="059e71f1" style:font-size-asian="12pt" style:font-size-complex="12pt"/>
    </style:style>
    <style:style style:name="T41" style:family="text">
      <style:text-properties fo:font-size="12pt" officeooo:rsid="05a71465" style:font-size-asian="12pt" style:font-size-complex="12pt"/>
    </style:style>
    <style:style style:name="T42" style:family="text">
      <style:text-properties fo:font-size="12pt" fo:font-weight="bold" officeooo:rsid="059e71f1" style:font-size-asian="12pt" style:font-weight-asian="bold" style:font-size-complex="12pt" style:font-weight-complex="bold"/>
    </style:style>
    <style:style style:name="T43" style:family="text">
      <style:text-properties style:text-position="sub 58%"/>
    </style:style>
    <style:style style:name="T44" style:family="text">
      <style:text-properties style:text-position="sub 58%" fo:font-style="italic" style:font-style-asian="italic" style:font-style-complex="italic"/>
    </style:style>
    <style:style style:name="T45" style:family="text">
      <style:text-properties style:text-position="sub 58%" fo:font-style="italic" officeooo:rsid="051fec76" style:font-style-asian="italic" style:font-style-complex="italic"/>
    </style:style>
    <style:style style:name="T46" style:family="text">
      <style:text-properties style:text-position="sub 58%" officeooo:rsid="051fec76"/>
    </style:style>
    <style:style style:name="T47" style:family="text">
      <style:text-properties style:text-position="sub 58%" officeooo:rsid="052623dc"/>
    </style:style>
    <style:style style:name="T48" style:family="text">
      <style:text-properties officeooo:rsid="05139ee2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officeooo:rsid="05180aee"/>
    </style:style>
    <style:style style:name="T51" style:family="text">
      <style:text-properties officeooo:rsid="051fec76"/>
    </style:style>
    <style:style style:name="T52" style:family="text">
      <style:text-properties officeooo:rsid="0518a5f0"/>
    </style:style>
    <style:style style:name="T53" style:family="text">
      <style:text-properties style:text-position="0% 100%"/>
    </style:style>
    <style:style style:name="T54" style:family="text">
      <style:text-properties style:text-position="0% 100%" officeooo:rsid="0518a5f0"/>
    </style:style>
    <style:style style:name="T55" style:family="text">
      <style:text-properties style:text-position="0% 100%" fo:font-style="italic" style:font-style-asian="italic" style:font-style-complex="italic"/>
    </style:style>
    <style:style style:name="T56" style:family="text">
      <style:text-properties style:text-position="0% 100%" officeooo:rsid="052623dc"/>
    </style:style>
    <style:style style:name="T57" style:family="text">
      <style:text-properties style:text-position="0% 100%" officeooo:rsid="0526c858"/>
    </style:style>
    <style:style style:name="T58" style:family="text">
      <style:text-properties style:text-position="0% 100%" officeooo:rsid="051fec76"/>
    </style:style>
    <style:style style:name="T59" style:family="text">
      <style:text-properties style:text-position="0% 100%" officeooo:rsid="05961008"/>
    </style:style>
    <style:style style:name="T60" style:family="text">
      <style:text-properties style:text-position="0% 100%" fo:font-weight="bold" officeooo:rsid="059e71f1" style:font-weight-asian="bold" style:font-weight-complex="bold"/>
    </style:style>
    <style:style style:name="T61" style:family="text">
      <style:text-properties style:text-position="0% 100%" officeooo:rsid="059e71f1"/>
    </style:style>
    <style:style style:name="T62" style:family="text">
      <style:text-properties officeooo:rsid="0594c1d1"/>
    </style:style>
    <style:style style:name="T63" style:family="text">
      <style:text-properties officeooo:rsid="0595a984"/>
    </style:style>
    <style:style style:name="T64" style:family="text">
      <style:text-properties officeooo:rsid="059e71f1"/>
    </style:style>
    <style:style style:name="T65" style:family="text">
      <style:text-properties officeooo:rsid="0571887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span text:style-name="T21">מטלה</text:span> <text:span text:style-name="T22">- מכרזים אמיתיים</text:span></text:h>
      <text:p text:style-name="P3">יש לענות על שאלה אחת לבחירתכם.</text:p>
      <text:p text:style-name="P8">שאלה <text:span text:style-name="T20">1: וריאציות על מכרז ויקרי </text:span><text:span text:style-name="T2">(הקורס של טים, שאל</text:span><text:span text:style-name="T3">ות 27, 29</text:span><text:span text:style-name="T2">)</text:span></text:p>
      <text:p text:style-name="P5"><text:span text:style-name="T37">א. </text:span>ויקי המציאה מכרז חדש<text:span text:style-name="T11"> למכירת חפץ יחיד</text:span>: <text:span text:style-name="T11">מי שההכרזה שלו גבוהה ביותר זוכה בחפץ</text:span>, ומשלם את המחיר <text:span text:style-name="T6">השלישי</text:span><text:span text:style-name="T13"> (במקום המחיר השני במכרז ויקרי)</text:span>. האם המכרז של ויקי אמיתי? <text:span text:style-name="T31">הוכיחו.</text:span></text:p>
      <text:p text:style-name="P18">ב. <text:span text:style-name="T38">כדי לגייס כסף לשיפוץ הבית, החלטתם למכור את אוסף העטים הנדירים שלכם. באוסף יש 10 עטים זהים. <text:s text:c="2"/>ישנם 20 אנשים המעוניינים להשתתף במכרז. כל אחד מעוניין בעט אחד לכל היותר. תארו מכרז אמיתי ויעיל פארטו למכירת העטים.</text:span></text:p>
      <text:list xml:id="list3089152699" text:style-name="L4">
        <text:list-item>
          <text:p text:style-name="P19"><text:span text:style-name="T8">פתרון</text:span><text:span text:style-name="T64">: א – דניאל ואיתן. ב – ירדן בן-אמיתי.</text:span></text:p>
        </text:list-item>
      </text:list>
      <text:p text:style-name="P12">שאלה <text:span text:style-name="T62">2</text:span>: <text:span text:style-name="T48">מכרזי פירסום - איכות המודעה</text:span><text:span text:style-name="T4"> (הקורס של טים, תרגילים 32, 34)</text:span></text:p>
      <text:p text:style-name="P6">בשיעור הנחנו<text:span text:style-name="T50">,</text:span> <text:span text:style-name="T50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7"><text:span text:style-name="T51">א. </text:span>נניח <text:span text:style-name="T52">שלכל </text:span>מודעה <text:span text:style-name="T28">j</text:span> יש מקדם איכות <text:span text:style-name="T28">q</text:span><text:span text:style-name="T44">j</text:span><text:span text:style-name="T43">, <text:s/></text:span><text:span text:style-name="T53">והסתברות ההקלקה </text:span><text:span text:style-name="T54">כש</text:span><text:span text:style-name="T53">שמים אותה במקום </text:span><text:span text:style-name="T55">k</text:span><text:span text:style-name="T53"> היא:</text:span></text:p>
      <text:p text:style-name="P17"><text:span text:style-name="T53">r</text:span><text:span text:style-name="T46">j,</text:span><text:span text:style-name="T43">k</text:span><text:span text:style-name="T47"> </text:span><text:span text:style-name="T56"><text:s/>= </text:span><text:span text:style-name="T53">r</text:span><text:span text:style-name="T43">k</text:span><text:span text:style-name="T53">*q</text:span><text:span text:style-name="T43">j</text:span></text:p>
      <text:p text:style-name="P16">תארו אלגוריתם המשבץ מודעות למיקומים וממקסם את סכום הערכים. <text:span text:style-name="T63">הוכיחו את נכונות האלגוריתם.</text:span></text:p>
      <text:p text:style-name="P7"><text:span text:style-name="T51">ב. נניח שלכל מודעה </text:span><text:span text:style-name="T29">j</text:span><text:span text:style-name="T51"> ומיקום </text:span><text:span text:style-name="T29">k</text:span><text:span text:style-name="T51"> יש הסתברות הקלקה כללית (לא דווקא ליניארית): <text:s text:c="5"/></text:span><text:span text:style-name="T55">r</text:span><text:span text:style-name="T45">j,</text:span><text:span text:style-name="T44">k</text:span></text:p>
      <text:p text:style-name="P32"><text:span text:style-name="T57">הראו דוגמה שבה </text:span><text:span text:style-name="T58">האלגוריתם </text:span><text:span text:style-name="T59">מסעיף א </text:span><text:span text:style-name="T58">לא עובד </text:span><text:span text:style-name="T57">(</text:span><text:span text:style-name="T58">לא מוצא שיבוץ הממקסם את סכום הערכים</text:span><text:span text:style-name="T57">).</text:span></text:p>
      <text:list xml:id="list124860733908846" text:continue-numbering="true" text:style-name="L4">
        <text:list-item>
          <text:p text:style-name="P33"><text:span text:style-name="T60">פתרון</text:span><text:span text:style-name="T61">: </text:span></text:p>
        </text:list-item>
      </text:list>
      <text:p text:style-name="P9">שאלה<text:span text:style-name="T10"> 3</text:span>: חשיפת מידע</text:p>
      <text:p text:style-name="P21"><text:span text:style-name="T19">מצאתם בעליית-הגג שלכם שרשרת אבני-חן ישנה, </text:span>ואתם מאד רוצים לדעת מה השווי שלה. השכן שלכם הוא מומחה <text:span text:style-name="T19">לאבני-חן </text:span>ויודע בדיוק מהו <text:span text:style-name="T19">שווי השרשרת</text:span>, אבל הוא לא רוצה להגיד לכם. הציעו מנגנון שיגרום לשכן שלכם לגלות לכם<text:span text:style-name="T18">, מרצונו החופשי,</text:span> את שווי<text:span text:style-name="T5">ה</text:span> <text:span text:style-name="T1">האמיתי של השרשרת</text:span>.</text:p>
      <text:list xml:id="list124859901957744" text:continue-numbering="true" text:style-name="L4">
        <text:list-item>
          <text:p text:style-name="P22"><text:span text:style-name="T8">פתרון</text:span><text:span text:style-name="T64">: רועי, בנג'י (אור וגיא – התשובה הכי מקורית).</text:span></text:p>
        </text:list-item>
      </text:list>
      <text:p text:style-name="P10">שאלה<text:span text:style-name="T10"> 4</text:span>: <text:span text:style-name="T23">הקצאה אמיתית של מעונות סטודנטים</text:span></text:p>
      <text:p text:style-name="P13">משרד המעונות של האוניברסיטה מקצה מעונות לסטודנטים בעזרת האלגוריתם הבא:</text:p>
      <text:list xml:id="list800397367" text:style-name="L1">
        <text:list-item>
          <text:p text:style-name="P24">כל סטודנט רושם את שלושת סוגי המעונות שהוא הכי רוצה, לפי הסדר.</text:p>
        </text:list-item>
        <text:list-item>
          <text:p text:style-name="P24">המשרד מסדר את הסטודנטים לפי סדר עדיפות כלשהו (ותק, ציונים וכד').</text:p>
        </text:list-item>
        <text:list-item>
          <text:p text:style-name="P25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13">א. הוכיחו שהמנגנון אינו אמיתי.</text:p>
      <text:p text:style-name="P13">ב. הוכיחו, שגם אם כל הסטודנטים מדווחים את ההעדפות האמיתיות שלהם, המנגנון אינו יעיל פארטו.</text:p>
      <text:p text:style-name="P13"><text:soft-page-break/>ג. הציעו שיפור קטן למנגנון, שיהפוך אותו לאמיתי וגם יעיל פארטו.</text:p>
      <text:list xml:id="list60129115" text:style-name="L5">
        <text:list-item>
          <text:p text:style-name="P27"><text:span text:style-name="T8">פתרון</text:span><text:span text:style-name="T16">: </text:span><text:span text:style-name="T17">א – חן. </text:span></text:p>
        </text:list-item>
      </text:list>
      <text:p text:style-name="P11">שאלה<text:span text:style-name="T10"> 5</text:span>: <text:span text:style-name="T23">הקצאת אמיתית של זמן חישוב</text:span></text:p>
      <text:p text:style-name="P4">כמה אנשים מעוניינים להריץ תהליכים על <text:span text:style-name="T24">מחשב-על</text:span>. לכל אדם יש תהליך אחד. לכל תהליך יש זמן ריצה שונה. <text:span text:style-name="T25">מחשב-העל </text:span>יכול להריץ תהליך אחד בכל פעם. <text:span text:style-name="T26">המחשב </text:span>פעיל במשך זמן מסויים (נניח 10 שעות) אבל זמן-הריצה הכולל של כל התהליכים הוא גדול יותר, כך שלא כל התהליכים יוכלו לרוץ. מנהל המערכת רוצה לתזמן את התהליכים <text:span text:style-name="T27">(באופן סדרתי) </text:span>כך שמספר התהליכים הכולל יהיה הגדול ביותר.</text:p>
      <text:p text:style-name="P23"><text:span text:style-name="T65">כל אדם יודע מה זמן-הריצה של התהליך שלו (כמה דקות הוא צריך), אבל מנהל-המערכת אינו יודע את זמני הריצה של התהליכים. עיזרו למנהל-המערכת לפתח אלגוריתם </text:span><text:span text:style-name="T9">אמיתי</text:span><text:span text:style-name="T15">, שיגרום לכל אדם להצהיר על הזמן האמיתי של התהליך שלו, ויריץ את המספר הגדול ביותר של תהליכים במסגרת הזמן הקצוב.</text:span></text:p>
      <text:list xml:id="list124861084143297" text:continue-list="list124859901957744" text:style-name="L4">
        <text:list-item>
          <text:p text:style-name="P20"><text:span text:style-name="T42">פתרון</text:span><text:span text:style-name="T40">: </text:span></text:p>
        </text:list-item>
      </text:list>
      <text:p text:style-name="Heading_20_2">שאלה <text:span text:style-name="T39">6:</text:span> <text:s/>עיצוב דף פירסום</text:p>
      <text:p text:style-name="P15">בדף-אינטרנט <text:span text:style-name="T36">מסויים אפשר </text:span>אפשר לשים <text:span text:style-name="T7">או </text:span>פירסומת אחת ארוכה, <text:span text:style-name="T7">או </text:span><text:span text:style-name="T36">שתי פרסומות קצרות.</text:span></text:p>
      <text:p text:style-name="P15">ישנם מספר מפרסמים המתחרים על מקום בדף. ההעדפות של כל מפרסם מיוצגות ע"י המחלקה:</text:p>
      <text:p text:style-name="P28">class Advertiser {</text:p>
      <text:p text:style-name="P28"><text:tab/>float <text:s/>longvalue; </text:p>
      <text:p text:style-name="P28"><text:s text:c="9"/>// כמה המפרסם מרויח (בשקלים) אם פרסומת ארוכה שלו מופיעה בדף</text:p>
      <text:p text:style-name="P28"><text:tab/>float shortvalue;</text:p>
      <text:p text:style-name="P28"><text:s text:c="9"/>// כמה המפרסם מרויח (בשקלים) אם פרסומת קצרה שלו מופיעה בדף</text:p>
      <text:p text:style-name="P28">};</text:p>
      <text:p text:style-name="P15">מפרסם שאינו מופיע בדף מרויח 0 שקלים. מנהלי האתר רוצים שהמפרסמים יהיו מרוצים - המטרה שלהם היא <text:span text:style-name="T12">למקסם את סכום רווחי המפרסמים</text:span>. עיזרו <text:span text:style-name="T34">להם </text:span>להחליט איזה פירסומות לשים באתר!</text:p>
      <text:p text:style-name="P14">א. כיתבו אלגוריתם, בעברית או בפסאודו-קוד, <text:span text:style-name="T12">המקבל כקלט את רשימת המפרסמים, ומחזיר כפלט:</text:span></text:p>
      <text:list xml:id="list2529346561" text:style-name="WWNum2">
        <text:list-item>
          <text:p text:style-name="P29">כמה פירסומות יהיו בעמוד (אחת או שתיים);</text:p>
        </text:list-item>
        <text:list-item>
          <text:p text:style-name="P29">איזה מפרסם/מפרסמים יופיעו בעמוד.</text:p>
        </text:list-item>
      </text:list>
      <text:p text:style-name="P14"><text:span text:style-name="T12">ב. </text:span><text:span text:style-name="T14">תכננו מכרז </text:span><text:span text:style-name="T12">הממקסם את סכום רווחי המפרסמים, וגם מעודד כל מפרסם לחשוף את הערכים <text:line-break/>longvalue, shortvalue <text:s/></text:span><text:span text:style-name="T6">האמיתיים <text:s/></text:span><text:span text:style-name="T12">שלו. <text:s text:c="2"/>המנגנון מקבל כקלט את רשימת המפרסמים, ומחזיר כפלט: כמה פירסומות יהיו בעמוד, איזה מפרסם/מפרסמים יופיעו בעמוד, ואיזה מחיר ישלם/ישלמו המפרסם/מפרסמים למנהל האתר (בשקלים).</text:span></text:p>
      <text:p text:style-name="P14"><text:span text:style-name="T30">הערה</text:span><text:span text:style-name="T12">: אם מפרסם מסויים מופיע בדף ומשלם מחיר, התועלת שלו היא הרווח מהפירסום פחות המחיר.</text:span></text:p>
      <text:p text:style-name="P15">ג. הדגימו את פעולת <text:span text:style-name="T35">המכרז </text:span>שכתבתם על הקלט הבא, ובו ארבעה מפרסמים:</text:p>
      <text:p text:style-name="P30">ad[0].longvalue=10; <text:s/>ad[0].shortvalue=8;</text:p>
      <text:p text:style-name="P30">ad[1].longvalue=9; <text:s text:c="2"/>ad[1].shortvalue=1;</text:p>
      <text:p text:style-name="P30">ad[2].longvalue=8; <text:s text:c="2"/>ad[2].shortvalue=4;</text:p>
      <text:p text:style-name="P31"><text:span text:style-name="T49">ad[3].longvalue=7; <text:s text:c="2"/>ad[3].shortvalue=3;</text:span></text:p>
      <text:list xml:id="list124861273013068" text:continue-list="list124861084143297" text:style-name="L4">
        <text:list-item>
          <text:p text:style-name="P33"><text:soft-page-break/><text:span text:style-name="T32">פתרון</text:span><text:span text:style-name="T33">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3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3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3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3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3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3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3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3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style:font-name="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style:font-name="OpenSymbol2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style:font-name="OpenSymbol2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style:font-name="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style:font-name="OpenSymbol2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style:font-name="OpenSymbol2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style:font-name="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style:font-name="OpenSymbol2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4-10T12:48:59.312025783</dc:date>
    <meta:editing-duration>P11DT18H26M32S</meta:editing-duration>
    <meta:editing-cycles>1273</meta:editing-cycles>
    <meta:document-statistic meta:table-count="0" meta:image-count="0" meta:object-count="0" meta:page-count="3" meta:paragraph-count="53" meta:word-count="682" meta:character-count="3950" meta:non-whitespace-character-count="3281"/>
  </office:meta>
</office:document-meta>
</file>